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61.65mm" svg:height="169.19mm" svg:x="12990.69mm" svg:y="31.08mm">
            <loext:p draw:notify-on-update-of-ranges="merge_obj.A3:merge_obj.YA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44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644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44"/>
        </table:table-row>
        <table:table-row table:style-name="ro1">
          <table:table-cell office:value-type="float" office:value="394937000" calcext:value-type="float">
            <text:p>394937000</text:p>
          </table:table-cell>
          <table:table-cell office:value-type="float" office:value="394969000" calcext:value-type="float">
            <text:p>394969000</text:p>
          </table:table-cell>
          <table:table-cell office:value-type="float" office:value="394865000" calcext:value-type="float">
            <text:p>394865000</text:p>
          </table:table-cell>
          <table:table-cell office:value-type="float" office:value="394932000" calcext:value-type="float">
            <text:p>394932000</text:p>
          </table:table-cell>
          <table:table-cell office:value-type="float" office:value="395074000" calcext:value-type="float">
            <text:p>395074000</text:p>
          </table:table-cell>
          <table:table-cell office:value-type="float" office:value="395019000" calcext:value-type="float">
            <text:p>395019000</text:p>
          </table:table-cell>
          <table:table-cell office:value-type="float" office:value="395047000" calcext:value-type="float">
            <text:p>395047000</text:p>
          </table:table-cell>
          <table:table-cell office:value-type="float" office:value="394992000" calcext:value-type="float">
            <text:p>394992000</text:p>
          </table:table-cell>
          <table:table-cell office:value-type="float" office:value="395054000" calcext:value-type="float">
            <text:p>395054000</text:p>
          </table:table-cell>
          <table:table-cell office:value-type="float" office:value="395068000" calcext:value-type="float">
            <text:p>395068000</text:p>
          </table:table-cell>
          <table:table-cell office:value-type="float" office:value="394946000" calcext:value-type="float">
            <text:p>394946000</text:p>
          </table:table-cell>
          <table:table-cell office:value-type="float" office:value="394936000" calcext:value-type="float">
            <text:p>394936000</text:p>
          </table:table-cell>
          <table:table-cell office:value-type="float" office:value="394821000" calcext:value-type="float">
            <text:p>394821000</text:p>
          </table:table-cell>
          <table:table-cell office:value-type="float" office:value="395016000" calcext:value-type="float">
            <text:p>395016000</text:p>
          </table:table-cell>
          <table:table-cell office:value-type="float" office:value="395021000" calcext:value-type="float">
            <text:p>395021000</text:p>
          </table:table-cell>
          <table:table-cell office:value-type="float" office:value="394993000" calcext:value-type="float">
            <text:p>394993000</text:p>
          </table:table-cell>
          <table:table-cell office:value-type="float" office:value="394946000" calcext:value-type="float">
            <text:p>394946000</text:p>
          </table:table-cell>
          <table:table-cell office:value-type="float" office:value="394953000" calcext:value-type="float">
            <text:p>394953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030000" calcext:value-type="float">
            <text:p>395030000</text:p>
          </table:table-cell>
          <table:table-cell table:number-columns-repeated="30" office:value-type="float" office:value="396440000" calcext:value-type="float">
            <text:p>396440000</text:p>
          </table:table-cell>
          <table:table-cell office:value-type="float" office:value="396504000" calcext:value-type="float">
            <text:p>396504000</text:p>
          </table:table-cell>
          <table:table-cell office:value-type="float" office:value="396494000" calcext:value-type="float">
            <text:p>396494000</text:p>
          </table:table-cell>
          <table:table-cell office:value-type="float" office:value="396488000" calcext:value-type="float">
            <text:p>396488000</text:p>
          </table:table-cell>
          <table:table-cell office:value-type="float" office:value="396490000" calcext:value-type="float">
            <text:p>396490000</text:p>
          </table:table-cell>
          <table:table-cell office:value-type="float" office:value="396499000" calcext:value-type="float">
            <text:p>396499000</text:p>
          </table:table-cell>
          <table:table-cell office:value-type="float" office:value="396493000" calcext:value-type="float">
            <text:p>396493000</text:p>
          </table:table-cell>
          <table:table-cell office:value-type="float" office:value="396490000" calcext:value-type="float">
            <text:p>396490000</text:p>
          </table:table-cell>
          <table:table-cell office:value-type="float" office:value="396496000" calcext:value-type="float">
            <text:p>396496000</text:p>
          </table:table-cell>
          <table:table-cell office:value-type="float" office:value="396506000" calcext:value-type="float">
            <text:p>396506000</text:p>
          </table:table-cell>
          <table:table-cell office:value-type="float" office:value="396497000" calcext:value-type="float">
            <text:p>396497000</text:p>
          </table:table-cell>
          <table:table-cell office:value-type="float" office:value="396506000" calcext:value-type="float">
            <text:p>396506000</text:p>
          </table:table-cell>
          <table:table-cell office:value-type="float" office:value="396486000" calcext:value-type="float">
            <text:p>396486000</text:p>
          </table:table-cell>
          <table:table-cell office:value-type="float" office:value="396488000" calcext:value-type="float">
            <text:p>396488000</text:p>
          </table:table-cell>
          <table:table-cell office:value-type="float" office:value="396500000" calcext:value-type="float">
            <text:p>396500000</text:p>
          </table:table-cell>
          <table:table-cell office:value-type="float" office:value="396486000" calcext:value-type="float">
            <text:p>396486000</text:p>
          </table:table-cell>
          <table:table-cell office:value-type="float" office:value="396484000" calcext:value-type="float">
            <text:p>396484000</text:p>
          </table:table-cell>
          <table:table-cell office:value-type="float" office:value="396477000" calcext:value-type="float">
            <text:p>396477000</text:p>
          </table:table-cell>
          <table:table-cell office:value-type="float" office:value="396482000" calcext:value-type="float">
            <text:p>396482000</text:p>
          </table:table-cell>
          <table:table-cell office:value-type="float" office:value="396497000" calcext:value-type="float">
            <text:p>396497000</text:p>
          </table:table-cell>
          <table:table-cell office:value-type="float" office:value="396490000" calcext:value-type="float">
            <text:p>396490000</text:p>
          </table:table-cell>
          <table:table-cell office:value-type="float" office:value="396494000" calcext:value-type="float">
            <text:p>396494000</text:p>
          </table:table-cell>
          <table:table-cell office:value-type="float" office:value="396492000" calcext:value-type="float">
            <text:p>396492000</text:p>
          </table:table-cell>
          <table:table-cell office:value-type="float" office:value="396497000" calcext:value-type="float">
            <text:p>396497000</text:p>
          </table:table-cell>
          <table:table-cell office:value-type="float" office:value="396502000" calcext:value-type="float">
            <text:p>396502000</text:p>
          </table:table-cell>
          <table:table-cell office:value-type="float" office:value="396501000" calcext:value-type="float">
            <text:p>396501000</text:p>
          </table:table-cell>
          <table:table-cell office:value-type="float" office:value="396500000" calcext:value-type="float">
            <text:p>396500000</text:p>
          </table:table-cell>
          <table:table-cell office:value-type="float" office:value="396490000" calcext:value-type="float">
            <text:p>396490000</text:p>
          </table:table-cell>
          <table:table-cell office:value-type="float" office:value="396496000" calcext:value-type="float">
            <text:p>396496000</text:p>
          </table:table-cell>
          <table:table-cell office:value-type="float" office:value="396487000" calcext:value-type="float">
            <text:p>396487000</text:p>
          </table:table-cell>
          <table:table-cell office:value-type="float" office:value="396503000" calcext:value-type="float">
            <text:p>396503000</text:p>
          </table:table-cell>
          <table:table-cell office:value-type="float" office:value="396494000" calcext:value-type="float">
            <text:p>396494000</text:p>
          </table:table-cell>
          <table:table-cell office:value-type="float" office:value="396496000" calcext:value-type="float">
            <text:p>396496000</text:p>
          </table:table-cell>
          <table:table-cell office:value-type="float" office:value="396491000" calcext:value-type="float">
            <text:p>396491000</text:p>
          </table:table-cell>
          <table:table-cell office:value-type="float" office:value="396499000" calcext:value-type="float">
            <text:p>396499000</text:p>
          </table:table-cell>
          <table:table-cell office:value-type="float" office:value="396503000" calcext:value-type="float">
            <text:p>396503000</text:p>
          </table:table-cell>
          <table:table-cell office:value-type="float" office:value="396492000" calcext:value-type="float">
            <text:p>396492000</text:p>
          </table:table-cell>
          <table:table-cell office:value-type="float" office:value="396500000" calcext:value-type="float">
            <text:p>396500000</text:p>
          </table:table-cell>
          <table:table-cell table:number-columns-repeated="2" office:value-type="float" office:value="396501000" calcext:value-type="float">
            <text:p>396501000</text:p>
          </table:table-cell>
          <table:table-cell office:value-type="float" office:value="396488000" calcext:value-type="float">
            <text:p>396488000</text:p>
          </table:table-cell>
          <table:table-cell table:number-columns-repeated="561" office:value-type="float" office:value="396857000" calcext:value-type="float">
            <text:p>396857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12:38:41.084264637</dc:date>
    <meta:editing-duration>PT1M32S</meta:editing-duration>
    <meta:editing-cycles>1</meta:editing-cycles>
    <meta:document-statistic meta:table-count="1" meta:cell-count="66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166cm" svg:height="16.92cm" xlink:href=".." xlink:type="simple" chart:class="chart:line" chart:style-name="ch1">
        <chart:title svg:x="11.359cm" svg:y="0.474cm" chart:style-name="ch2">
          <text:p>kd - cone mining</text:p>
        </chart:title>
        <chart:plot-area chart:style-name="ch3" table:cell-range-address="merge_obj.A3:merge_obj.YA3" svg:x="0.523cm" svg:y="1.591cm" svg:width="25.12cm" svg:height="14.991cm">
          <chartooo:coordinate-region svg:x="2.441cm" svg:y="1.712cm" svg:width="23.202cm" svg:height="13.8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obj.A3:merge_obj.YA3" chart:class="chart:line">
            <chart:data-point chart:repeated="6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94937000">
                <text:p>394937000</text:p>
                <draw:g>
                  <svg:desc>merge_obj.A3:merge_obj.YA3</svg:desc>
                </draw:g>
              </table:table-cell>
              <table:table-cell office:value-type="float" office:value="394969000">
                <text:p>394969000</text:p>
              </table:table-cell>
              <table:table-cell office:value-type="float" office:value="394865000">
                <text:p>394865000</text:p>
              </table:table-cell>
              <table:table-cell office:value-type="float" office:value="394932000">
                <text:p>394932000</text:p>
              </table:table-cell>
              <table:table-cell office:value-type="float" office:value="395074000">
                <text:p>395074000</text:p>
              </table:table-cell>
              <table:table-cell office:value-type="float" office:value="395019000">
                <text:p>395019000</text:p>
              </table:table-cell>
              <table:table-cell office:value-type="float" office:value="395047000">
                <text:p>395047000</text:p>
              </table:table-cell>
              <table:table-cell office:value-type="float" office:value="394992000">
                <text:p>394992000</text:p>
              </table:table-cell>
              <table:table-cell office:value-type="float" office:value="395054000">
                <text:p>395054000</text:p>
              </table:table-cell>
              <table:table-cell office:value-type="float" office:value="395068000">
                <text:p>395068000</text:p>
              </table:table-cell>
              <table:table-cell office:value-type="float" office:value="394946000">
                <text:p>394946000</text:p>
              </table:table-cell>
              <table:table-cell office:value-type="float" office:value="394936000">
                <text:p>394936000</text:p>
              </table:table-cell>
              <table:table-cell office:value-type="float" office:value="394821000">
                <text:p>394821000</text:p>
              </table:table-cell>
              <table:table-cell office:value-type="float" office:value="395016000">
                <text:p>395016000</text:p>
              </table:table-cell>
              <table:table-cell office:value-type="float" office:value="395021000">
                <text:p>395021000</text:p>
              </table:table-cell>
              <table:table-cell office:value-type="float" office:value="394993000">
                <text:p>394993000</text:p>
              </table:table-cell>
              <table:table-cell office:value-type="float" office:value="394946000">
                <text:p>394946000</text:p>
              </table:table-cell>
              <table:table-cell office:value-type="float" office:value="394953000">
                <text:p>394953000</text:p>
              </table:table-cell>
              <table:table-cell office:value-type="float" office:value="395067000">
                <text:p>395067000</text:p>
              </table:table-cell>
              <table:table-cell office:value-type="float" office:value="395030000">
                <text:p>39503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440000">
                <text:p>396440000</text:p>
              </table:table-cell>
              <table:table-cell office:value-type="float" office:value="396504000">
                <text:p>396504000</text:p>
              </table:table-cell>
              <table:table-cell office:value-type="float" office:value="396494000">
                <text:p>396494000</text:p>
              </table:table-cell>
              <table:table-cell office:value-type="float" office:value="396488000">
                <text:p>396488000</text:p>
              </table:table-cell>
              <table:table-cell office:value-type="float" office:value="396490000">
                <text:p>396490000</text:p>
              </table:table-cell>
              <table:table-cell office:value-type="float" office:value="396499000">
                <text:p>396499000</text:p>
              </table:table-cell>
              <table:table-cell office:value-type="float" office:value="396493000">
                <text:p>396493000</text:p>
              </table:table-cell>
              <table:table-cell office:value-type="float" office:value="396490000">
                <text:p>396490000</text:p>
              </table:table-cell>
              <table:table-cell office:value-type="float" office:value="396496000">
                <text:p>396496000</text:p>
              </table:table-cell>
              <table:table-cell office:value-type="float" office:value="396506000">
                <text:p>396506000</text:p>
              </table:table-cell>
              <table:table-cell office:value-type="float" office:value="396497000">
                <text:p>396497000</text:p>
              </table:table-cell>
              <table:table-cell office:value-type="float" office:value="396506000">
                <text:p>396506000</text:p>
              </table:table-cell>
              <table:table-cell office:value-type="float" office:value="396486000">
                <text:p>396486000</text:p>
              </table:table-cell>
              <table:table-cell office:value-type="float" office:value="396488000">
                <text:p>396488000</text:p>
              </table:table-cell>
              <table:table-cell office:value-type="float" office:value="396500000">
                <text:p>396500000</text:p>
              </table:table-cell>
              <table:table-cell office:value-type="float" office:value="396486000">
                <text:p>396486000</text:p>
              </table:table-cell>
              <table:table-cell office:value-type="float" office:value="396484000">
                <text:p>396484000</text:p>
              </table:table-cell>
              <table:table-cell office:value-type="float" office:value="396477000">
                <text:p>396477000</text:p>
              </table:table-cell>
              <table:table-cell office:value-type="float" office:value="396482000">
                <text:p>396482000</text:p>
              </table:table-cell>
              <table:table-cell office:value-type="float" office:value="396497000">
                <text:p>396497000</text:p>
              </table:table-cell>
              <table:table-cell office:value-type="float" office:value="396490000">
                <text:p>396490000</text:p>
              </table:table-cell>
              <table:table-cell office:value-type="float" office:value="396494000">
                <text:p>396494000</text:p>
              </table:table-cell>
              <table:table-cell office:value-type="float" office:value="396492000">
                <text:p>396492000</text:p>
              </table:table-cell>
              <table:table-cell office:value-type="float" office:value="396497000">
                <text:p>396497000</text:p>
              </table:table-cell>
              <table:table-cell office:value-type="float" office:value="396502000">
                <text:p>396502000</text:p>
              </table:table-cell>
              <table:table-cell office:value-type="float" office:value="396501000">
                <text:p>396501000</text:p>
              </table:table-cell>
              <table:table-cell office:value-type="float" office:value="396500000">
                <text:p>396500000</text:p>
              </table:table-cell>
              <table:table-cell office:value-type="float" office:value="396490000">
                <text:p>396490000</text:p>
              </table:table-cell>
              <table:table-cell office:value-type="float" office:value="396496000">
                <text:p>396496000</text:p>
              </table:table-cell>
              <table:table-cell office:value-type="float" office:value="396487000">
                <text:p>396487000</text:p>
              </table:table-cell>
              <table:table-cell office:value-type="float" office:value="396503000">
                <text:p>396503000</text:p>
              </table:table-cell>
              <table:table-cell office:value-type="float" office:value="396494000">
                <text:p>396494000</text:p>
              </table:table-cell>
              <table:table-cell office:value-type="float" office:value="396496000">
                <text:p>396496000</text:p>
              </table:table-cell>
              <table:table-cell office:value-type="float" office:value="396491000">
                <text:p>396491000</text:p>
              </table:table-cell>
              <table:table-cell office:value-type="float" office:value="396499000">
                <text:p>396499000</text:p>
              </table:table-cell>
              <table:table-cell office:value-type="float" office:value="396503000">
                <text:p>396503000</text:p>
              </table:table-cell>
              <table:table-cell office:value-type="float" office:value="396492000">
                <text:p>396492000</text:p>
              </table:table-cell>
              <table:table-cell office:value-type="float" office:value="396500000">
                <text:p>396500000</text:p>
              </table:table-cell>
              <table:table-cell office:value-type="float" office:value="396501000">
                <text:p>396501000</text:p>
              </table:table-cell>
              <table:table-cell office:value-type="float" office:value="396501000">
                <text:p>396501000</text:p>
              </table:table-cell>
              <table:table-cell office:value-type="float" office:value="396488000">
                <text:p>396488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  <table:table-cell office:value-type="float" office:value="396857000">
                <text:p>396857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